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27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3.425cm"/>
    </style:style>
    <style:style style:name="co8" style:family="table-column">
      <style:table-column-properties fo:break-before="auto" style:column-width="1.854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2.59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yenne_30" table:style-name="ta1">
        <table:shapes>
          <draw:frame draw:z-index="0" draw:style-name="gr1" draw:text-style-name="P1" svg:width="15.999cm" svg:height="8.999cm" svg:x="5.596cm" svg:y="9.669cm">
            <draw:object draw:notify-on-update-of-ranges="moyenne_30.B1:moyenne_30.B1 moyenne_30.B2:moyenne_30.B5 moyenne_30.Q2:moyenne_30.Q5 moyenne_30.B1:moyenne_30.B1 moyenne_30.B2:moyenne_30.B6 moyenne_30.Q6:moyenne_30.Q9 moyenne_30.B1:moyenne_30.B1 moyenne_30.B2:moyenne_30.B6 moyenne_30.Q10:moyenne_30.Q13 moyenne_30.B1:moyenne_30.B1 moyenne_30.B2:moyenne_30.B6 moyenne_30.Q14:moyenne_30.Q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2.432cm" svg:y="11.348cm">
            <draw:object draw:notify-on-update-of-ranges="moyenne_30.C1:moyenne_30.C1 moyenne_30.L2:moyenne_30.L17 moyenne_30.L1:moyenne_30.L1 moyenne_30.C2:moyenne_30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5.029cm" svg:y="18.249cm">
            <draw:object draw:notify-on-update-of-ranges="moyenne_30.C1:moyenne_30.C1 moyenne_30.L1:moyenne_30.L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4.05cm" svg:y="7.635cm">
            <draw:object draw:notify-on-update-of-ranges="moyenne_30.F2:moyenne_30.F17 moyenne_30.F1:moyenne_30.F1 moyenne_30.C2:moyenne_30.C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ize_tabu</text:p>
          </table:table-cell>
          <table:table-cell office:value-type="string" calcext:value-type="string">
            <text:p>nb_iteration</text:p>
          </table:table-cell>
          <table:table-cell office:value-type="string" calcext:value-type="string">
            <text:p>avg_fitness</text:p>
          </table:table-cell>
          <table:table-cell office:value-type="string" calcext:value-type="string">
            <text:p>min_fitness</text:p>
          </table:table-cell>
          <table:table-cell office:value-type="string" calcext:value-type="string">
            <text:p>max_fitness</text:p>
          </table:table-cell>
          <table:table-cell office:value-type="string" calcext:value-type="string">
            <text:p>avg_iteration</text:p>
          </table:table-cell>
          <table:table-cell office:value-type="string" calcext:value-type="string">
            <text:p>min_iteration</text:p>
          </table:table-cell>
          <table:table-cell office:value-type="string" calcext:value-type="string">
            <text:p>max_iteration</text:p>
          </table:table-cell>
          <table:table-cell office:value-type="string" calcext:value-type="string">
            <text:p>avg_duration</text:p>
          </table:table-cell>
          <table:table-cell office:value-type="string" calcext:value-type="string">
            <text:p>min_duration</text:p>
          </table:table-cell>
          <table:table-cell office:value-type="string" calcext:value-type="string">
            <text:p>max_duration</text:p>
          </table:table-cell>
          <table:table-cell office:value-type="string" calcext:value-type="string">
            <text:p>avg_truck_removed</text:p>
          </table:table-cell>
          <table:table-cell office:value-type="string" calcext:value-type="string">
            <text:p>avg_truck</text:p>
          </table:table-cell>
          <table:table-cell office:value-type="string" calcext:value-type="string">
            <text:p>min_truck</text:p>
          </table:table-cell>
          <table:table-cell office:value-type="string" calcext:value-type="string">
            <text:p>max_truck</text:p>
          </table:table-cell>
          <table:table-cell office:value-type="string" calcext:value-type="string">
            <text:p>avg_relocate (%)</text:p>
          </table:table-cell>
          <table:table-cell office:value-type="string" calcext:value-type="string">
            <text:p>avg_2_opt (%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69.44413542887" calcext:value-type="float">
            <text:p>1269,44413542887</text:p>
          </table:table-cell>
          <table:table-cell office:value-type="float" office:value="1183.39309441169" calcext:value-type="float">
            <text:p>1183,39309441169</text:p>
          </table:table-cell>
          <table:table-cell office:value-type="float" office:value="1368.22836074802" calcext:value-type="float">
            <text:p>1368,22836074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900030136108398" calcext:value-type="float">
            <text:p>9,00030136108398E-07</text:p>
          </table:table-cell>
          <table:table-cell office:value-type="float" office:value="0" calcext:value-type="float">
            <text:p>0</text:p>
          </table:table-cell>
          <table:table-cell office:value-type="float" office:value="0.00000360012054443359" calcext:value-type="float">
            <text:p>3,60012054443359E-06</text:p>
          </table:table-cell>
          <table:table-cell office:value-type="float" office:value="0" calcext:value-type="float">
            <text:p>0</text:p>
          </table:table-cell>
          <table:table-cell office:value-type="float" office:value="8.575" calcext:value-type="float">
            <text:p>8,575</text:p>
          </table:table-cell>
          <table:table-cell office:value-type="float" office:value="7.5" calcext:value-type="float">
            <text:p>7,5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28.86182098929" calcext:value-type="float">
            <text:p>628,86182098929</text:p>
          </table:table-cell>
          <table:table-cell office:value-type="float" office:value="567.360624132801" calcext:value-type="float">
            <text:p>567,360624132801</text:p>
          </table:table-cell>
          <table:table-cell office:value-type="float" office:value="688.47272548269" calcext:value-type="float">
            <text:p>688,47272548269</text:p>
          </table:table-cell>
          <table:table-cell office:value-type="float" office:value="23.05" calcext:value-type="float">
            <text:p>23,05</text:p>
          </table:table-cell>
          <table:table-cell office:value-type="float" office:value="19.2" calcext:value-type="float">
            <text:p>19,2</text:p>
          </table:table-cell>
          <table:table-cell office:value-type="float" office:value="27.4" calcext:value-type="float">
            <text:p>27,4</text:p>
          </table:table-cell>
          <table:table-cell office:value-type="float" office:value="12.7431151509285" calcext:value-type="float">
            <text:p>12,7431151509285</text:p>
          </table:table-cell>
          <table:table-cell office:value-type="float" office:value="10.3903328895569" calcext:value-type="float">
            <text:p>10,3903328895569</text:p>
          </table:table-cell>
          <table:table-cell office:value-type="float" office:value="15.0318427085876" calcext:value-type="float">
            <text:p>15,0318427085876</text:p>
          </table:table-cell>
          <table:table-cell office:value-type="float" office:value="2.7" calcext:value-type="float">
            <text:p>2,7</text:p>
          </table:table-cell>
          <table:table-cell office:value-type="float" office:value="6.025" calcext:value-type="float">
            <text:p>6,025</text:p>
          </table:table-cell>
          <table:table-cell office:value-type="float" office:value="5.5" calcext:value-type="float">
            <text:p>5,5</text:p>
          </table:table-cell>
          <table:table-cell office:value-type="float" office:value="6.6" calcext:value-type="float">
            <text:p>6,6</text:p>
          </table:table-cell>
          <table:table-cell office:value-type="float" office:value="96.41731" calcext:value-type="float">
            <text:p>96,41731</text:p>
          </table:table-cell>
          <table:table-cell office:value-type="float" office:value="3.58269" calcext:value-type="float">
            <text:p>3,58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17.046994590818" calcext:value-type="float">
            <text:p>617,046994590818</text:p>
          </table:table-cell>
          <table:table-cell office:value-type="float" office:value="576.794599000535" calcext:value-type="float">
            <text:p>576,794599000535</text:p>
          </table:table-cell>
          <table:table-cell office:value-type="float" office:value="654.253996058026" calcext:value-type="float">
            <text:p>654,253996058026</text:p>
          </table:table-cell>
          <table:table-cell office:value-type="float" office:value="22.95" calcext:value-type="float">
            <text:p>22,95</text:p>
          </table:table-cell>
          <table:table-cell office:value-type="float" office:value="18.4" calcext:value-type="float">
            <text:p>18,4</text:p>
          </table:table-cell>
          <table:table-cell office:value-type="float" office:value="29.4" calcext:value-type="float">
            <text:p>29,4</text:p>
          </table:table-cell>
          <table:table-cell office:value-type="float" office:value="12.3088673830032" calcext:value-type="float">
            <text:p>12,3088673830032</text:p>
          </table:table-cell>
          <table:table-cell office:value-type="float" office:value="9.53966112136841" calcext:value-type="float">
            <text:p>9,53966112136841</text:p>
          </table:table-cell>
          <table:table-cell office:value-type="float" office:value="15.5149245262146" calcext:value-type="float">
            <text:p>15,5149245262146</text:p>
          </table:table-cell>
          <table:table-cell office:value-type="float" office:value="2.375" calcext:value-type="float">
            <text:p>2,375</text:p>
          </table:table-cell>
          <table:table-cell office:value-type="float" office:value="5.875" calcext:value-type="float">
            <text:p>5,875</text:p>
          </table:table-cell>
          <table:table-cell office:value-type="float" office:value="5.3" calcext:value-type="float">
            <text:p>5,3</text:p>
          </table:table-cell>
          <table:table-cell office:value-type="float" office:value="6.5" calcext:value-type="float">
            <text:p>6,5</text:p>
          </table:table-cell>
          <table:table-cell office:value-type="float" office:value="96.72496" calcext:value-type="float">
            <text:p>96,72496</text:p>
          </table:table-cell>
          <table:table-cell office:value-type="float" office:value="3.27504" calcext:value-type="float">
            <text:p>3,27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31.67380687291" calcext:value-type="float">
            <text:p>631,67380687291</text:p>
          </table:table-cell>
          <table:table-cell office:value-type="float" office:value="578.038074784315" calcext:value-type="float">
            <text:p>578,038074784315</text:p>
          </table:table-cell>
          <table:table-cell office:value-type="float" office:value="703.848518537043" calcext:value-type="float">
            <text:p>703,848518537043</text:p>
          </table:table-cell>
          <table:table-cell office:value-type="float" office:value="22.725" calcext:value-type="float">
            <text:p>22,725</text:p>
          </table:table-cell>
          <table:table-cell office:value-type="float" office:value="18" calcext:value-type="float">
            <text:p>18</text:p>
          </table:table-cell>
          <table:table-cell office:value-type="float" office:value="27.7" calcext:value-type="float">
            <text:p>27,7</text:p>
          </table:table-cell>
          <table:table-cell office:value-type="float" office:value="12.1775597214699" calcext:value-type="float">
            <text:p>12,1775597214699</text:p>
          </table:table-cell>
          <table:table-cell office:value-type="float" office:value="9.68734114170075" calcext:value-type="float">
            <text:p>9,68734114170075</text:p>
          </table:table-cell>
          <table:table-cell office:value-type="float" office:value="14.7124644517899" calcext:value-type="float">
            <text:p>14,7124644517899</text:p>
          </table:table-cell>
          <table:table-cell office:value-type="float" office:value="2.575" calcext:value-type="float">
            <text:p>2,575</text:p>
          </table:table-cell>
          <table:table-cell office:value-type="float" office:value="5.95" calcext:value-type="float">
            <text:p>5,95</text:p>
          </table:table-cell>
          <table:table-cell office:value-type="float" office:value="5.5" calcext:value-type="float">
            <text:p>5,5</text:p>
          </table:table-cell>
          <table:table-cell office:value-type="float" office:value="6.5" calcext:value-type="float">
            <text:p>6,5</text:p>
          </table:table-cell>
          <table:table-cell office:value-type="float" office:value="96.89599" calcext:value-type="float">
            <text:p>96,89599</text:p>
          </table:table-cell>
          <table:table-cell office:value-type="float" office:value="3.10401" calcext:value-type="float">
            <text:p>3,10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6.11743921811" calcext:value-type="float">
            <text:p>1276,11743921811</text:p>
          </table:table-cell>
          <table:table-cell office:value-type="float" office:value="1192.10385021001" calcext:value-type="float">
            <text:p>1192,10385021001</text:p>
          </table:table-cell>
          <table:table-cell office:value-type="float" office:value="1362.8102947016" calcext:value-type="float">
            <text:p>1362,8102947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50041484832764" calcext:value-type="float">
            <text:p>2,50041484832764E-05</text:p>
          </table:table-cell>
          <table:table-cell office:value-type="float" office:value="0" calcext:value-type="float">
            <text:p>0</text:p>
          </table:table-cell>
          <table:table-cell office:value-type="float" office:value="0.000100016593933105" calcext:value-type="float">
            <text:p>0,0001000165939331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,2</text:p>
          </table:table-cell>
          <table:table-cell office:value-type="float" office:value="9.8" calcext:value-type="float">
            <text:p>9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11.222292153204" calcext:value-type="float">
            <text:p>611,222292153204</text:p>
          </table:table-cell>
          <table:table-cell office:value-type="float" office:value="577.277950243027" calcext:value-type="float">
            <text:p>577,277950243027</text:p>
          </table:table-cell>
          <table:table-cell office:value-type="float" office:value="655.484421659648" calcext:value-type="float">
            <text:p>655,484421659648</text:p>
          </table:table-cell>
          <table:table-cell office:value-type="float" office:value="37.225" calcext:value-type="float">
            <text:p>37,225</text:p>
          </table:table-cell>
          <table:table-cell office:value-type="float" office:value="33.3" calcext:value-type="float">
            <text:p>33,3</text:p>
          </table:table-cell>
          <table:table-cell office:value-type="float" office:value="40" calcext:value-type="float">
            <text:p>40</text:p>
          </table:table-cell>
          <table:table-cell office:value-type="float" office:value="20.9467436611652" calcext:value-type="float">
            <text:p>20,9467436611652</text:p>
          </table:table-cell>
          <table:table-cell office:value-type="float" office:value="17.8831640958786" calcext:value-type="float">
            <text:p>17,8831640958786</text:p>
          </table:table-cell>
          <table:table-cell office:value-type="float" office:value="24.0488547086716" calcext:value-type="float">
            <text:p>24,0488547086716</text:p>
          </table:table-cell>
          <table:table-cell office:value-type="float" office:value="2.875" calcext:value-type="float">
            <text:p>2,875</text:p>
          </table:table-cell>
          <table:table-cell office:value-type="float" office:value="5.95" calcext:value-type="float">
            <text:p>5,95</text:p>
          </table:table-cell>
          <table:table-cell office:value-type="float" office:value="5.4" calcext:value-type="float">
            <text:p>5,4</text:p>
          </table:table-cell>
          <table:table-cell office:value-type="float" office:value="6.4" calcext:value-type="float">
            <text:p>6,4</text:p>
          </table:table-cell>
          <table:table-cell office:value-type="float" office:value="92.06557" calcext:value-type="float">
            <text:p>92,06557</text:p>
          </table:table-cell>
          <table:table-cell office:value-type="float" office:value="7.93443" calcext:value-type="float">
            <text:p>7,93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587.990811449804" calcext:value-type="float">
            <text:p>587,990811449804</text:p>
          </table:table-cell>
          <table:table-cell office:value-type="float" office:value="541.931253315895" calcext:value-type="float">
            <text:p>541,931253315895</text:p>
          </table:table-cell>
          <table:table-cell office:value-type="float" office:value="638.168765968498" calcext:value-type="float">
            <text:p>638,168765968498</text:p>
          </table:table-cell>
          <table:table-cell office:value-type="float" office:value="49.775" calcext:value-type="float">
            <text:p>49,775</text:p>
          </table:table-cell>
          <table:table-cell office:value-type="float" office:value="34.4" calcext:value-type="float">
            <text:p>34,4</text:p>
          </table:table-cell>
          <table:table-cell office:value-type="float" office:value="66.6" calcext:value-type="float">
            <text:p>66,6</text:p>
          </table:table-cell>
          <table:table-cell office:value-type="float" office:value="28.836233574152" calcext:value-type="float">
            <text:p>28,836233574152</text:p>
          </table:table-cell>
          <table:table-cell office:value-type="float" office:value="19.3061378002167" calcext:value-type="float">
            <text:p>19,3061378002167</text:p>
          </table:table-cell>
          <table:table-cell office:value-type="float" office:value="39.8154836177826" calcext:value-type="float">
            <text:p>39,8154836177826</text:p>
          </table:table-cell>
          <table:table-cell office:value-type="float" office:value="2.625" calcext:value-type="float">
            <text:p>2,625</text:p>
          </table:table-cell>
          <table:table-cell office:value-type="float" office:value="5.85" calcext:value-type="float">
            <text:p>5,85</text:p>
          </table:table-cell>
          <table:table-cell office:value-type="float" office:value="5.2" calcext:value-type="float">
            <text:p>5,2</text:p>
          </table:table-cell>
          <table:table-cell office:value-type="float" office:value="6.4" calcext:value-type="float">
            <text:p>6,4</text:p>
          </table:table-cell>
          <table:table-cell office:value-type="float" office:value="90.05751" calcext:value-type="float">
            <text:p>90,05751</text:p>
          </table:table-cell>
          <table:table-cell office:value-type="float" office:value="9.94249" calcext:value-type="float">
            <text:p>9,94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605.653238779046" calcext:value-type="float">
            <text:p>605,653238779046</text:p>
          </table:table-cell>
          <table:table-cell office:value-type="float" office:value="566.8108915009" calcext:value-type="float">
            <text:p>566,8108915009</text:p>
          </table:table-cell>
          <table:table-cell office:value-type="float" office:value="649.745943078257" calcext:value-type="float">
            <text:p>649,745943078257</text:p>
          </table:table-cell>
          <table:table-cell office:value-type="float" office:value="74.9" calcext:value-type="float">
            <text:p>74,9</text:p>
          </table:table-cell>
          <table:table-cell office:value-type="float" office:value="35.8" calcext:value-type="float">
            <text:p>35,8</text:p>
          </table:table-cell>
          <table:table-cell office:value-type="float" office:value="170.9" calcext:value-type="float">
            <text:p>170,9</text:p>
          </table:table-cell>
          <table:table-cell office:value-type="float" office:value="44.9329905867577" calcext:value-type="float">
            <text:p>44,9329905867577</text:p>
          </table:table-cell>
          <table:table-cell office:value-type="float" office:value="19.6260492801666" calcext:value-type="float">
            <text:p>19,6260492801666</text:p>
          </table:table-cell>
          <table:table-cell office:value-type="float" office:value="107.743415212631" calcext:value-type="float">
            <text:p>107,743415212631</text:p>
          </table:table-cell>
          <table:table-cell office:value-type="float" office:value="2.85" calcext:value-type="float">
            <text:p>2,85</text:p>
          </table:table-cell>
          <table:table-cell office:value-type="float" office:value="5.85" calcext:value-type="float">
            <text:p>5,85</text:p>
          </table:table-cell>
          <table:table-cell office:value-type="float" office:value="5.4" calcext:value-type="float">
            <text:p>5,4</text:p>
          </table:table-cell>
          <table:table-cell office:value-type="float" office:value="6.1" calcext:value-type="float">
            <text:p>6,1</text:p>
          </table:table-cell>
          <table:table-cell office:value-type="float" office:value="87.98842" calcext:value-type="float">
            <text:p>87,98842</text:p>
          </table:table-cell>
          <table:table-cell office:value-type="float" office:value="12.01158" calcext:value-type="float">
            <text:p>12,01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49.29063643224" calcext:value-type="float">
            <text:p>1249,29063643224</text:p>
          </table:table-cell>
          <table:table-cell office:value-type="float" office:value="1166.08548989954" calcext:value-type="float">
            <text:p>1166,08548989954</text:p>
          </table:table-cell>
          <table:table-cell office:value-type="float" office:value="1330.64362117781" calcext:value-type="float">
            <text:p>1330,643621177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675" calcext:value-type="float">
            <text:p>8,675</text:p>
          </table:table-cell>
          <table:table-cell office:value-type="float" office:value="7.9" calcext:value-type="float">
            <text:p>7,9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99.185231278122" calcext:value-type="float">
            <text:p>599,185231278122</text:p>
          </table:table-cell>
          <table:table-cell office:value-type="float" office:value="569.900850680481" calcext:value-type="float">
            <text:p>569,900850680481</text:p>
          </table:table-cell>
          <table:table-cell office:value-type="float" office:value="637.049037191588" calcext:value-type="float">
            <text:p>637,049037191588</text:p>
          </table:table-cell>
          <table:table-cell office:value-type="float" office:value="39.575" calcext:value-type="float">
            <text:p>39,575</text:p>
          </table:table-cell>
          <table:table-cell office:value-type="float" office:value="38.3" calcext:value-type="float">
            <text:p>38,3</text:p>
          </table:table-cell>
          <table:table-cell office:value-type="float" office:value="40" calcext:value-type="float">
            <text:p>40</text:p>
          </table:table-cell>
          <table:table-cell office:value-type="float" office:value="22.1305879771709" calcext:value-type="float">
            <text:p>22,1305879771709</text:p>
          </table:table-cell>
          <table:table-cell office:value-type="float" office:value="20.3206506252289" calcext:value-type="float">
            <text:p>20,3206506252289</text:p>
          </table:table-cell>
          <table:table-cell office:value-type="float" office:value="24.1997002601624" calcext:value-type="float">
            <text:p>24,1997002601624</text:p>
          </table:table-cell>
          <table:table-cell office:value-type="float" office:value="2.825" calcext:value-type="float">
            <text:p>2,825</text:p>
          </table:table-cell>
          <table:table-cell office:value-type="float" office:value="5.95" calcext:value-type="float">
            <text:p>5,95</text:p>
          </table:table-cell>
          <table:table-cell office:value-type="float" office:value="5.5" calcext:value-type="float">
            <text:p>5,5</text:p>
          </table:table-cell>
          <table:table-cell office:value-type="float" office:value="6.3" calcext:value-type="float">
            <text:p>6,3</text:p>
          </table:table-cell>
          <table:table-cell office:value-type="float" office:value="91.03771" calcext:value-type="float">
            <text:p>91,03771</text:p>
          </table:table-cell>
          <table:table-cell office:value-type="float" office:value="8.96229" calcext:value-type="float">
            <text:p>8,962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590.639815246814" calcext:value-type="float">
            <text:p>590,639815246814</text:p>
          </table:table-cell>
          <table:table-cell office:value-type="float" office:value="542.638746151674" calcext:value-type="float">
            <text:p>542,638746151674</text:p>
          </table:table-cell>
          <table:table-cell office:value-type="float" office:value="642.05678137512" calcext:value-type="float">
            <text:p>642,05678137512</text:p>
          </table:table-cell>
          <table:table-cell office:value-type="float" office:value="135.025" calcext:value-type="float">
            <text:p>135,025</text:p>
          </table:table-cell>
          <table:table-cell office:value-type="float" office:value="92.9" calcext:value-type="float">
            <text:p>92,9</text:p>
          </table:table-cell>
          <table:table-cell office:value-type="float" office:value="156.6" calcext:value-type="float">
            <text:p>156,6</text:p>
          </table:table-cell>
          <table:table-cell office:value-type="float" office:value="83.2960830688477" calcext:value-type="float">
            <text:p>83,2960830688477</text:p>
          </table:table-cell>
          <table:table-cell office:value-type="float" office:value="58.0227675437927" calcext:value-type="float">
            <text:p>58,0227675437927</text:p>
          </table:table-cell>
          <table:table-cell office:value-type="float" office:value="98.7732330560684" calcext:value-type="float">
            <text:p>98,7732330560684</text:p>
          </table:table-cell>
          <table:table-cell office:value-type="float" office:value="2.7" calcext:value-type="float">
            <text:p>2,7</text:p>
          </table:table-cell>
          <table:table-cell office:value-type="float" office:value="5.55" calcext:value-type="float">
            <text:p>5,55</text:p>
          </table:table-cell>
          <table:table-cell office:value-type="float" office:value="5.2" calcext:value-type="float">
            <text:p>5,2</text:p>
          </table:table-cell>
          <table:table-cell office:value-type="float" office:value="5.9" calcext:value-type="float">
            <text:p>5,9</text:p>
          </table:table-cell>
          <table:table-cell office:value-type="float" office:value="81.97838" calcext:value-type="float">
            <text:p>81,97838</text:p>
          </table:table-cell>
          <table:table-cell office:value-type="float" office:value="18.02162" calcext:value-type="float">
            <text:p>18,02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591.528093272233" calcext:value-type="float">
            <text:p>591,528093272233</text:p>
          </table:table-cell>
          <table:table-cell office:value-type="float" office:value="558.813503919998" calcext:value-type="float">
            <text:p>558,813503919998</text:p>
          </table:table-cell>
          <table:table-cell office:value-type="float" office:value="626.209632936086" calcext:value-type="float">
            <text:p>626,209632936086</text:p>
          </table:table-cell>
          <table:table-cell office:value-type="float" office:value="355.625" calcext:value-type="float">
            <text:p>355,625</text:p>
          </table:table-cell>
          <table:table-cell office:value-type="float" office:value="226.9" calcext:value-type="float">
            <text:p>226,9</text:p>
          </table:table-cell>
          <table:table-cell office:value-type="float" office:value="492.6" calcext:value-type="float">
            <text:p>492,6</text:p>
          </table:table-cell>
          <table:table-cell office:value-type="float" office:value="220.252118867636" calcext:value-type="float">
            <text:p>220,252118867636</text:p>
          </table:table-cell>
          <table:table-cell office:value-type="float" office:value="142.588916134834" calcext:value-type="float">
            <text:p>142,588916134834</text:p>
          </table:table-cell>
          <table:table-cell office:value-type="float" office:value="307.858376836777" calcext:value-type="float">
            <text:p>307,858376836777</text:p>
          </table:table-cell>
          <table:table-cell office:value-type="float" office:value="3" calcext:value-type="float">
            <text:p>3</text:p>
          </table:table-cell>
          <table:table-cell office:value-type="float" office:value="5.575" calcext:value-type="float">
            <text:p>5,575</text:p>
          </table:table-cell>
          <table:table-cell office:value-type="float" office:value="4.9" calcext:value-type="float">
            <text:p>4,9</text:p>
          </table:table-cell>
          <table:table-cell office:value-type="float" office:value="6.1" calcext:value-type="float">
            <text:p>6,1</text:p>
          </table:table-cell>
          <table:table-cell office:value-type="float" office:value="80.01789" calcext:value-type="float">
            <text:p>80,01789</text:p>
          </table:table-cell>
          <table:table-cell office:value-type="float" office:value="19.98211" calcext:value-type="float">
            <text:p>19,982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38.03310325527" calcext:value-type="float">
            <text:p>1238,03310325527</text:p>
          </table:table-cell>
          <table:table-cell office:value-type="float" office:value="1126.04654290474" calcext:value-type="float">
            <text:p>1126,04654290474</text:p>
          </table:table-cell>
          <table:table-cell office:value-type="float" office:value="1347.30023790947" calcext:value-type="float">
            <text:p>1347,30023790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503420829772949" calcext:value-type="float">
            <text:p>5,03420829772949E-05</text:p>
          </table:table-cell>
          <table:table-cell office:value-type="float" office:value="0" calcext:value-type="float">
            <text:p>0</text:p>
          </table:table-cell>
          <table:table-cell office:value-type="float" office:value="0.00020136833190918" calcext:value-type="float">
            <text:p>0,00020136833190918</text:p>
          </table:table-cell>
          <table:table-cell office:value-type="float" office:value="0" calcext:value-type="float">
            <text:p>0</text:p>
          </table:table-cell>
          <table:table-cell office:value-type="float" office:value="8.625" calcext:value-type="float">
            <text:p>8,625</text:p>
          </table:table-cell>
          <table:table-cell office:value-type="float" office:value="7.5" calcext:value-type="float">
            <text:p>7,5</text:p>
          </table:table-cell>
          <table:table-cell office:value-type="float" office:value="9.9" calcext:value-type="float">
            <text:p>9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92.987250822405" calcext:value-type="float">
            <text:p>592,987250822405</text:p>
          </table:table-cell>
          <table:table-cell office:value-type="float" office:value="563.950862959047" calcext:value-type="float">
            <text:p>563,950862959047</text:p>
          </table:table-cell>
          <table:table-cell office:value-type="float" office:value="627.200071977509" calcext:value-type="float">
            <text:p>627,200071977509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22.2215505957603" calcext:value-type="float">
            <text:p>22,2215505957603</text:p>
          </table:table-cell>
          <table:table-cell office:value-type="float" office:value="20.5401504039764" calcext:value-type="float">
            <text:p>20,5401504039764</text:p>
          </table:table-cell>
          <table:table-cell office:value-type="float" office:value="23.4099679231644" calcext:value-type="float">
            <text:p>23,4099679231644</text:p>
          </table:table-cell>
          <table:table-cell office:value-type="float" office:value="2.775" calcext:value-type="float">
            <text:p>2,775</text:p>
          </table:table-cell>
          <table:table-cell office:value-type="float" office:value="5.95" calcext:value-type="float">
            <text:p>5,95</text:p>
          </table:table-cell>
          <table:table-cell office:value-type="float" office:value="5.3" calcext:value-type="float">
            <text:p>5,3</text:p>
          </table:table-cell>
          <table:table-cell office:value-type="float" office:value="6.3" calcext:value-type="float">
            <text:p>6,3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588.282086308115" calcext:value-type="float">
            <text:p>588,282086308115</text:p>
          </table:table-cell>
          <table:table-cell office:value-type="float" office:value="551.739781003894" calcext:value-type="float">
            <text:p>551,739781003894</text:p>
          </table:table-cell>
          <table:table-cell office:value-type="float" office:value="630.619971598846" calcext:value-type="float">
            <text:p>630,619971598846</text:p>
          </table:table-cell>
          <table:table-cell office:value-type="float" office:value="141.15" calcext:value-type="float">
            <text:p>141,15</text:p>
          </table:table-cell>
          <table:table-cell office:value-type="float" office:value="120.3" calcext:value-type="float">
            <text:p>120,3</text:p>
          </table:table-cell>
          <table:table-cell office:value-type="float" office:value="148.9" calcext:value-type="float">
            <text:p>148,9</text:p>
          </table:table-cell>
          <table:table-cell office:value-type="float" office:value="87.8503169775009" calcext:value-type="float">
            <text:p>87,8503169775009</text:p>
          </table:table-cell>
          <table:table-cell office:value-type="float" office:value="72.8131899833679" calcext:value-type="float">
            <text:p>72,8131899833679</text:p>
          </table:table-cell>
          <table:table-cell office:value-type="float" office:value="95.3829931974411" calcext:value-type="float">
            <text:p>95,3829931974411</text:p>
          </table:table-cell>
          <table:table-cell office:value-type="float" office:value="2.8" calcext:value-type="float">
            <text:p>2,8</text:p>
          </table:table-cell>
          <table:table-cell office:value-type="float" office:value="5.8" calcext:value-type="float">
            <text:p>5,8</text:p>
          </table:table-cell>
          <table:table-cell office:value-type="float" office:value="5.3" calcext:value-type="float">
            <text:p>5,3</text:p>
          </table:table-cell>
          <table:table-cell office:value-type="float" office:value="6.4" calcext:value-type="float">
            <text:p>6,4</text:p>
          </table:table-cell>
          <table:table-cell office:value-type="float" office:value="75.31282" calcext:value-type="float">
            <text:p>75,31282</text:p>
          </table:table-cell>
          <table:table-cell office:value-type="float" office:value="24.68718" calcext:value-type="float">
            <text:p>24,687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" calcext:value-type="float">
            <text:p>640</text:p>
          </table:table-cell>
          <table:table-cell office:value-type="float" office:value="578.226240851017" calcext:value-type="float">
            <text:p>578,226240851017</text:p>
          </table:table-cell>
          <table:table-cell office:value-type="float" office:value="543.060363607713" calcext:value-type="float">
            <text:p>543,060363607713</text:p>
          </table:table-cell>
          <table:table-cell office:value-type="float" office:value="612.390142350003" calcext:value-type="float">
            <text:p>612,390142350003</text:p>
          </table:table-cell>
          <table:table-cell office:value-type="float" office:value="411.675" calcext:value-type="float">
            <text:p>411,675</text:p>
          </table:table-cell>
          <table:table-cell office:value-type="float" office:value="280" calcext:value-type="float">
            <text:p>280</text:p>
          </table:table-cell>
          <table:table-cell office:value-type="float" office:value="535.7" calcext:value-type="float">
            <text:p>535,7</text:p>
          </table:table-cell>
          <table:table-cell office:value-type="float" office:value="258.691287606955" calcext:value-type="float">
            <text:p>258,691287606955</text:p>
          </table:table-cell>
          <table:table-cell office:value-type="float" office:value="176.474463438988" calcext:value-type="float">
            <text:p>176,474463438988</text:p>
          </table:table-cell>
          <table:table-cell office:value-type="float" office:value="339.307117056847" calcext:value-type="float">
            <text:p>339,307117056847</text:p>
          </table:table-cell>
          <table:table-cell office:value-type="float" office:value="2.95" calcext:value-type="float">
            <text:p>2,95</text:p>
          </table:table-cell>
          <table:table-cell office:value-type="float" office:value="5.575" calcext:value-type="float">
            <text:p>5,575</text:p>
          </table:table-cell>
          <table:table-cell office:value-type="float" office:value="5.2" calcext:value-type="float">
            <text:p>5,2</text:p>
          </table:table-cell>
          <table:table-cell office:value-type="float" office:value="6.2" calcext:value-type="float">
            <text:p>6,2</text:p>
          </table:table-cell>
          <table:table-cell office:value-type="float" office:value="71.35752" calcext:value-type="float">
            <text:p>71,35752</text:p>
          </table:table-cell>
          <table:table-cell office:value-type="float" office:value="28.64248" calcext:value-type="float">
            <text:p>28,64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7T16:31:57.963000000</dc:date>
    <meta:editing-duration>PT33S</meta:editing-duration>
    <meta:editing-cycles>1</meta:editing-cycles>
    <meta:document-statistic meta:table-count="1" meta:cell-count="289" meta:object-count="4"/>
    <meta:generator>LibreOffice/24.2.3.2$Windows_X86_64 LibreOffice_project/433d9c2ded56988e8a90e6b2e771ee4e6a5ab2b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34cm" svg:y="3.442cm" style:legend-expansion="high" chart:style-name="ch2"/>
        <chart:plot-area chart:style-name="ch3" table:cell-range-address="moyenne_30.B1:moyenne_30.B5 moyenne_30.Q2:moyenne_30.Q17" chart:data-source-has-labels="row" svg:x="0.32cm" svg:y="0.18cm" svg:width="12.894cm" svg:height="8.64cm">
          <chart:coordinate-region svg:x="0.952cm" svg:y="0.382cm" svg:width="11.96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yenne_30.Q2:moyenne_30.Q5" loext:label-string="taille0" chart:class="chart:scatter">
            <chart:domain table:cell-range-address="moyenne_30.B2:moyenne_30.B5"/>
            <chart:data-point chart:repeated="4"/>
          </chart:series>
          <chart:series chart:style-name="ch8" chart:values-cell-range-address="moyenne_30.Q6:moyenne_30.Q9" loext:label-string="taille4" chart:class="chart:scatter">
            <chart:domain table:cell-range-address="moyenne_30.B2:moyenne_30.B6"/>
            <chart:data-point chart:repeated="5"/>
          </chart:series>
          <chart:series chart:style-name="ch9" chart:values-cell-range-address="moyenne_30.Q10:moyenne_30.Q13" loext:label-string="taille8" chart:class="chart:scatter">
            <chart:domain table:cell-range-address="moyenne_30.B2:moyenne_30.B6"/>
            <chart:data-point chart:repeated="5"/>
          </chart:series>
          <chart:series chart:style-name="ch10" chart:values-cell-range-address="moyenne_30.Q14:moyenne_30.Q17" loext:label-string="taille16" chart:class="chart:scatter">
            <chart:domain table:cell-range-address="moyenne_30.B2:moyenne_30.B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aille0</text:p>
              </table:table-cell>
              <table:table-cell office:value-type="string">
                <text:p>Colonne B</text:p>
              </table:table-cell>
              <table:table-cell office:value-type="string">
                <text:p>taille4</text:p>
              </table:table-cell>
              <table:table-cell office:value-type="string">
                <text:p>Colonne B</text:p>
              </table:table-cell>
              <table:table-cell office:value-type="string">
                <text:p>taille8</text:p>
              </table:table-cell>
              <table:table-cell office:value-type="string">
                <text:p>Colonne B</text:p>
              </table:table-cell>
              <table:table-cell office:value-type="string">
                <text:p>taille1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yenne_30.B2:moyenne_30.B5</svg:desc>
                </draw:g>
              </table:table-cell>
              <table:table-cell office:value-type="float" office:value="0">
                <text:p>0</text:p>
                <draw:g>
                  <svg:desc>moyenne_30.Q2:moyenne_30.Q5</svg:desc>
                </draw:g>
              </table:table-cell>
              <table:table-cell office:value-type="float" office:value="0">
                <text:p>0</text:p>
                <draw:g>
                  <svg:desc>moyenne_30.B2:moyenne_30.B6</svg:desc>
                </draw:g>
              </table:table-cell>
              <table:table-cell office:value-type="float" office:value="0">
                <text:p>0</text:p>
                <draw:g>
                  <svg:desc>moyenne_30.Q6:moyenne_30.Q9</svg:desc>
                </draw:g>
              </table:table-cell>
              <table:table-cell office:value-type="float" office:value="0">
                <text:p>0</text:p>
                <draw:g>
                  <svg:desc>moyenne_30.B2:moyenne_30.B6</svg:desc>
                </draw:g>
              </table:table-cell>
              <table:table-cell office:value-type="float" office:value="0">
                <text:p>0</text:p>
                <draw:g>
                  <svg:desc>moyenne_30.Q10:moyenne_30.Q13</svg:desc>
                </draw:g>
              </table:table-cell>
              <table:table-cell office:value-type="float" office:value="0">
                <text:p>0</text:p>
                <draw:g>
                  <svg:desc>moyenne_30.B2:moyenne_30.B6</svg:desc>
                </draw:g>
              </table:table-cell>
              <table:table-cell office:value-type="float" office:value="0">
                <text:p>0</text:p>
                <draw:g>
                  <svg:desc>moyenne_30.Q14:moyenne_30.Q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.58269">
                <text:p>3.58269</text:p>
              </table:table-cell>
              <table:table-cell office:value-type="float" office:value="40">
                <text:p>40</text:p>
              </table:table-cell>
              <table:table-cell office:value-type="float" office:value="7.93443">
                <text:p>7.93443</text:p>
              </table:table-cell>
              <table:table-cell office:value-type="float" office:value="40">
                <text:p>40</text:p>
              </table:table-cell>
              <table:table-cell office:value-type="float" office:value="8.96229">
                <text:p>8.96229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3.27504">
                <text:p>3.27504</text:p>
              </table:table-cell>
              <table:table-cell office:value-type="float" office:value="160">
                <text:p>160</text:p>
              </table:table-cell>
              <table:table-cell office:value-type="float" office:value="9.94249">
                <text:p>9.94249</text:p>
              </table:table-cell>
              <table:table-cell office:value-type="float" office:value="160">
                <text:p>160</text:p>
              </table:table-cell>
              <table:table-cell office:value-type="float" office:value="18.02162">
                <text:p>18.02162</text:p>
              </table:table-cell>
              <table:table-cell office:value-type="float" office:value="160">
                <text:p>160</text:p>
              </table:table-cell>
              <table:table-cell office:value-type="float" office:value="24.68718">
                <text:p>24.68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3.10401">
                <text:p>3.10401</text:p>
              </table:table-cell>
              <table:table-cell office:value-type="float" office:value="640">
                <text:p>640</text:p>
              </table:table-cell>
              <table:table-cell office:value-type="float" office:value="12.01158">
                <text:p>12.01158</text:p>
              </table:table-cell>
              <table:table-cell office:value-type="float" office:value="640">
                <text:p>640</text:p>
              </table:table-cell>
              <table:table-cell office:value-type="float" office:value="19.98211">
                <text:p>19.98211</text:p>
              </table:table-cell>
              <table:table-cell office:value-type="float" office:value="640">
                <text:p>640</text:p>
              </table:table-cell>
              <table:table-cell office:value-type="float" office:value="28.64248">
                <text:p>28.64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1cm" svg:y="4.198cm" style:legend-expansion="high" chart:style-name="ch2"/>
        <chart:plot-area chart:style-name="ch3" table:cell-range-address="moyenne_30.C1:moyenne_30.C17 moyenne_30.L1:moyenne_30.L17" chart:data-source-has-labels="row" svg:x="0.32cm" svg:y="0.18cm" svg:width="11.451cm" svg:height="8.64cm">
          <chart:coordinate-region svg:x="1.354cm" svg:y="0.383cm" svg:width="10.172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yenne_30.C2:moyenne_30.C17" chart:label-cell-address="moyenne_30.L1:moyenne_30.L1" chart:class="chart:scatter">
            <chart:domain table:cell-range-address="moyenne_30.L2:moyenne_30.L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avg_truck_removed</text:p>
                <draw:g>
                  <svg:desc>moyenne_30.L1:moyenne_3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yenne_30.L2:moyenne_30.L17</svg:desc>
                </draw:g>
              </table:table-cell>
              <table:table-cell office:value-type="float" office:value="1269.44413542887">
                <text:p>1269.44413542887</text:p>
                <draw:g>
                  <svg:desc>moyenne_30.C2:moyenne_30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628.86182098929">
                <text:p>628.86182098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5">
                <text:p>2.375</text:p>
              </table:table-cell>
              <table:table-cell office:value-type="float" office:value="617.046994590818">
                <text:p>617.046994590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75">
                <text:p>2.575</text:p>
              </table:table-cell>
              <table:table-cell office:value-type="float" office:value="631.67380687291">
                <text:p>631.67380687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76.11743921811">
                <text:p>1276.11743921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75">
                <text:p>2.875</text:p>
              </table:table-cell>
              <table:table-cell office:value-type="float" office:value="611.222292153204">
                <text:p>611.222292153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25">
                <text:p>2.625</text:p>
              </table:table-cell>
              <table:table-cell office:value-type="float" office:value="587.990811449804">
                <text:p>587.990811449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5">
                <text:p>2.85</text:p>
              </table:table-cell>
              <table:table-cell office:value-type="float" office:value="605.653238779046">
                <text:p>605.653238779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49.29063643224">
                <text:p>1249.29063643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25">
                <text:p>2.825</text:p>
              </table:table-cell>
              <table:table-cell office:value-type="float" office:value="599.185231278122">
                <text:p>599.185231278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">
                <text:p>2.7</text:p>
              </table:table-cell>
              <table:table-cell office:value-type="float" office:value="590.639815246814">
                <text:p>590.639815246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91.528093272233">
                <text:p>591.528093272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38.03310325527">
                <text:p>1238.03310325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5">
                <text:p>2.775</text:p>
              </table:table-cell>
              <table:table-cell office:value-type="float" office:value="592.987250822405">
                <text:p>592.987250822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588.282086308115">
                <text:p>588.282086308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5">
                <text:p>2.95</text:p>
              </table:table-cell>
              <table:table-cell office:value-type="float" office:value="578.226240851017">
                <text:p>578.226240851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1cm" svg:y="4.198cm" style:legend-expansion="high" chart:style-name="ch2"/>
        <chart:plot-area chart:style-name="ch3" table:cell-range-address="moyenne_30.C1:moyenne_30.C1 moyenne_30.L3:moyenne_30.L5 moyenne_30.L7:moyenne_30.L9 moyenne_30.L11:moyenne_30.L13 moyenne_30.L15:moyenne_30.L17 moyenne_30.L1:moyenne_30.L1 moyenne_30.C3:moyenne_30.C5 moyenne_30.C7:moyenne_30.C9 moyenne_30.C11:moyenne_30.C13 moyenne_30.C15:moyenne_30.C17" chart:data-source-has-labels="row" svg:x="0.32cm" svg:y="0.18cm" svg:width="11.451cm" svg:height="8.64cm">
          <chart:coordinate-region svg:x="1.164cm" svg:y="0.383cm" svg:width="10.362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yenne_30.C3:moyenne_30.C5 moyenne_30.C7:moyenne_30.C9 moyenne_30.C11:moyenne_30.C13 moyenne_30.C15:moyenne_30.C17" chart:label-cell-address="moyenne_30.L1:moyenne_30.L1" chart:class="chart:scatter">
            <chart:domain table:cell-range-address="moyenne_30.L3:moyenne_30.L5 moyenne_30.L7:moyenne_30.L9 moyenne_30.L11:moyenne_30.L13 moyenne_30.L15:moyenne_30.L17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 Colonne L Colonne L Colonne L</text:p>
              </table:table-cell>
              <table:table-cell office:value-type="string">
                <text:p>avg_truck_removed</text:p>
                <draw:g>
                  <svg:desc>moyenne_30.L1:moyenne_3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">
                <text:p>2.7</text:p>
                <draw:g>
                  <svg:desc>moyenne_30.L3:moyenne_30.L5 moyenne_30.L7:moyenne_30.L9 moyenne_30.L11:moyenne_30.L13 moyenne_30.L15:moyenne_30.L17</svg:desc>
                </draw:g>
              </table:table-cell>
              <table:table-cell office:value-type="float" office:value="628.86182098929">
                <text:p>628.86182098929</text:p>
                <draw:g>
                  <svg:desc>moyenne_30.C3:moyenne_30.C5 moyenne_30.C7:moyenne_30.C9 moyenne_30.C11:moyenne_30.C13 moyenne_30.C15:moyenne_30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75">
                <text:p>2.375</text:p>
              </table:table-cell>
              <table:table-cell office:value-type="float" office:value="617.046994590818">
                <text:p>617.046994590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75">
                <text:p>2.575</text:p>
              </table:table-cell>
              <table:table-cell office:value-type="float" office:value="631.67380687291">
                <text:p>631.67380687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5">
                <text:p>2.875</text:p>
              </table:table-cell>
              <table:table-cell office:value-type="float" office:value="611.222292153204">
                <text:p>611.222292153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25">
                <text:p>2.625</text:p>
              </table:table-cell>
              <table:table-cell office:value-type="float" office:value="587.990811449804">
                <text:p>587.99081144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5">
                <text:p>2.85</text:p>
              </table:table-cell>
              <table:table-cell office:value-type="float" office:value="605.653238779046">
                <text:p>605.653238779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5">
                <text:p>2.825</text:p>
              </table:table-cell>
              <table:table-cell office:value-type="float" office:value="599.185231278122">
                <text:p>599.185231278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590.639815246814">
                <text:p>590.639815246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91.528093272233">
                <text:p>591.528093272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75">
                <text:p>2.775</text:p>
              </table:table-cell>
              <table:table-cell office:value-type="float" office:value="592.987250822405">
                <text:p>592.987250822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">
                <text:p>2.8</text:p>
              </table:table-cell>
              <table:table-cell office:value-type="float" office:value="588.282086308115">
                <text:p>588.282086308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5">
                <text:p>2.95</text:p>
              </table:table-cell>
              <table:table-cell office:value-type="float" office:value="578.226240851017">
                <text:p>578.226240851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92cm" svg:y="4.198cm" style:legend-expansion="high" chart:style-name="ch2"/>
        <chart:plot-area chart:style-name="ch3" table:cell-range-address="moyenne_30.F1:moyenne_30.F17 moyenne_30.C2:moyenne_30.C17" chart:data-source-has-labels="row" svg:x="0.32cm" svg:y="0.18cm" svg:width="12.552cm" svg:height="8.64cm">
          <chart:coordinate-region svg:x="1.354cm" svg:y="0.383cm" svg:width="11.22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yenne_30.C2:moyenne_30.C17" chart:label-cell-address="moyenne_30.F1:moyenne_30.F1" chart:class="chart:scatter">
            <chart:domain table:cell-range-address="moyenne_30.F2:moyenne_30.F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g_iteration</text:p>
                <draw:g>
                  <svg:desc>moyenne_30.F1:moyenne_3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yenne_30.F2:moyenne_30.F17</svg:desc>
                </draw:g>
              </table:table-cell>
              <table:table-cell office:value-type="float" office:value="1269.44413542887">
                <text:p>1269.44413542887</text:p>
                <draw:g>
                  <svg:desc>moyenne_30.C2:moyenne_30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05">
                <text:p>23.05</text:p>
              </table:table-cell>
              <table:table-cell office:value-type="float" office:value="628.86182098929">
                <text:p>628.86182098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5">
                <text:p>22.95</text:p>
              </table:table-cell>
              <table:table-cell office:value-type="float" office:value="617.046994590818">
                <text:p>617.046994590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725">
                <text:p>22.725</text:p>
              </table:table-cell>
              <table:table-cell office:value-type="float" office:value="631.67380687291">
                <text:p>631.67380687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76.11743921811">
                <text:p>1276.11743921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225">
                <text:p>37.225</text:p>
              </table:table-cell>
              <table:table-cell office:value-type="float" office:value="611.222292153204">
                <text:p>611.222292153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775">
                <text:p>49.775</text:p>
              </table:table-cell>
              <table:table-cell office:value-type="float" office:value="587.990811449804">
                <text:p>587.990811449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9">
                <text:p>74.9</text:p>
              </table:table-cell>
              <table:table-cell office:value-type="float" office:value="605.653238779046">
                <text:p>605.653238779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49.29063643224">
                <text:p>1249.29063643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575">
                <text:p>39.575</text:p>
              </table:table-cell>
              <table:table-cell office:value-type="float" office:value="599.185231278122">
                <text:p>599.185231278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.025">
                <text:p>135.025</text:p>
              </table:table-cell>
              <table:table-cell office:value-type="float" office:value="590.639815246814">
                <text:p>590.639815246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5.625">
                <text:p>355.625</text:p>
              </table:table-cell>
              <table:table-cell office:value-type="float" office:value="591.528093272233">
                <text:p>591.528093272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38.03310325527">
                <text:p>1238.03310325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592.987250822405">
                <text:p>592.987250822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.15">
                <text:p>141.15</text:p>
              </table:table-cell>
              <table:table-cell office:value-type="float" office:value="588.282086308115">
                <text:p>588.282086308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1.675">
                <text:p>411.675</text:p>
              </table:table-cell>
              <table:table-cell office:value-type="float" office:value="578.226240851017">
                <text:p>578.226240851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